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68.71pt"/>
    </style:style>
    <style:style style:name="co9" style:family="table-column">
      <style:table-column-properties fo:break-before="auto" style:column-width="12.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4" style:family="table-cell" style:parent-style-name="Default" style:data-style-name="N100">
      <style:table-cell-properties fo:padding="2.01pt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ext-properties style:font-name="Ubuntu" fo:font-size="12pt" style:font-size-asian="12pt" style:font-size-complex="12pt"/>
    </style:style>
    <style:style style:name="ce11" style:family="table-cell" style:parent-style-name="Default" style:data-style-name="N0">
      <style:table-cell-properties fo:wrap-option="wrap"/>
      <style:text-properties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0"/>
        <table:table-column table:style-name="co9" table:default-cell-style-name="ce2"/>
        <table:table-column table:style-name="co10" table:number-columns-repeated="986" table:default-cell-style-name="ce2"/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1885" calcext:value-type="float">
            <text:p>1418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8787" calcext:value-type="float">
            <text:p>3787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825" calcext:value-type="float">
            <text:p>688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7946" calcext:value-type="float">
            <text:p>2379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120" calcext:value-type="float">
            <text:p>3401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4139" calcext:value-type="float">
            <text:p>1841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4373" calcext:value-type="float">
            <text:p>4343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096" calcext:value-type="float">
            <text:p>590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9728" calcext:value-type="float">
            <text:p>3197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1737" calcext:value-type="float">
            <text:p>6917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3751" calcext:value-type="float">
            <text:p>3937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9073" calcext:value-type="float">
            <text:p>2490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2548" calcext:value-type="float">
            <text:p>825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3858" calcext:value-type="float">
            <text:p>1838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2845" calcext:value-type="float">
            <text:p>4228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122" calcext:value-type="float">
            <text:p>691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1002" calcext:value-type="float">
            <text:p>2510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9051" calcext:value-type="float">
            <text:p>5890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1149" calcext:value-type="float">
            <text:p>2111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2365" calcext:value-type="float">
            <text:p>6023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273" calcext:value-type="float">
            <text:p>642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1548" calcext:value-type="float">
            <text:p>3415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07557" calcext:value-type="float">
            <text:p>8075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8103" calcext:value-type="float">
            <text:p>4781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5591" calcext:value-type="float">
            <text:p>3455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2686" calcext:value-type="float">
            <text:p>1626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4465" calcext:value-type="float">
            <text:p>1544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0955" calcext:value-type="float">
            <text:p>2209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602" calcext:value-type="float">
            <text:p>1056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4460" calcext:value-type="float">
            <text:p>2144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2040" calcext:value-type="float">
            <text:p>4720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931" calcext:value-type="float">
            <text:p>769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942" calcext:value-type="float">
            <text:p>2619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9049" calcext:value-type="float">
            <text:p>9590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5562" calcext:value-type="float">
            <text:p>2455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10091" calcext:value-type="float">
            <text:p>8100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674" calcext:value-type="float">
            <text:p>726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0546" calcext:value-type="float">
            <text:p>3805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7683" calcext:value-type="float">
            <text:p>8776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6526" calcext:value-type="float">
            <text:p>5565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5115" calcext:value-type="float">
            <text:p>4151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1407" calcext:value-type="float">
            <text:p>2514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95" calcext:value-type="float">
            <text:p>2178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6511" calcext:value-type="float">
            <text:p>4065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727" calcext:value-type="float">
            <text:p>2617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0760" calcext:value-type="float">
            <text:p>2307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4161" calcext:value-type="float">
            <text:p>2441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3287" calcext:value-type="float">
            <text:p>5232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3059" calcext:value-type="float">
            <text:p>830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5248" calcext:value-type="float">
            <text:p>2752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72812" calcext:value-type="float">
            <text:p>13728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7575" calcext:value-type="float">
            <text:p>2775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9458" calcext:value-type="float">
            <text:p>10494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749" calcext:value-type="float">
            <text:p>727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7350" calcext:value-type="float">
            <text:p>4073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8261" calcext:value-type="float">
            <text:p>9382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8829" calcext:value-type="float">
            <text:p>6388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2741" calcext:value-type="float">
            <text:p>5027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989" calcext:value-type="float">
            <text:p>3409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5981" calcext:value-type="float">
            <text:p>2359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4317" calcext:value-type="float">
            <text:p>5643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2823" calcext:value-type="float">
            <text:p>4228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1434" calcext:value-type="float">
            <text:p>5814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3407" calcext:value-type="float">
            <text:p>1534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7178" calcext:value-type="float">
            <text:p>1471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5448" calcext:value-type="float">
            <text:p>754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211" calcext:value-type="float">
            <text:p>552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7901" calcext:value-type="float">
            <text:p>1279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8335" calcext:value-type="float">
            <text:p>2983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9328" calcext:value-type="float">
            <text:p>2693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0408" calcext:value-type="float">
            <text:p>6104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199" calcext:value-type="float">
            <text:p>971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7675" calcext:value-type="float">
            <text:p>2976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18608" calcext:value-type="float">
            <text:p>19186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0823" calcext:value-type="float">
            <text:p>3208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48233" calcext:value-type="float">
            <text:p>13482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748" calcext:value-type="float">
            <text:p>767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7040" calcext:value-type="float">
            <text:p>4470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4054" calcext:value-type="float">
            <text:p>10440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7987" calcext:value-type="float">
            <text:p>7379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1185" calcext:value-type="float">
            <text:p>5811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6823" calcext:value-type="float">
            <text:p>5168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0652" calcext:value-type="float">
            <text:p>2806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7917" calcext:value-type="float">
            <text:p>6879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1904" calcext:value-type="float">
            <text:p>6819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7903" calcext:value-type="float">
            <text:p>9379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5739" calcext:value-type="float">
            <text:p>2157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3031" calcext:value-type="float">
            <text:p>3430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6621" calcext:value-type="float">
            <text:p>1366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7445" calcext:value-type="float">
            <text:p>1574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9527" calcext:value-type="float">
            <text:p>3095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9455" calcext:value-type="float">
            <text:p>3994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30" calcext:value-type="float">
            <text:p>18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0455" calcext:value-type="float">
            <text:p>1404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4574" calcext:value-type="float">
            <text:p>2845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7699" calcext:value-type="float">
            <text:p>7376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8830" calcext:value-type="float">
            <text:p>1088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9978" calcext:value-type="float">
            <text:p>3099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28921" calcext:value-type="float">
            <text:p>24289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3306" calcext:value-type="float">
            <text:p>3733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4033" calcext:value-type="float">
            <text:p>17240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085" calcext:value-type="float">
            <text:p>780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0019" calcext:value-type="float">
            <text:p>4700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25227" calcext:value-type="float">
            <text:p>10252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53419" calcext:value-type="float">
            <text:p>7534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4398" calcext:value-type="float">
            <text:p>5943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1392" calcext:value-type="float">
            <text:p>6913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1948" calcext:value-type="float">
            <text:p>2919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9828" calcext:value-type="float">
            <text:p>7798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29210" calcext:value-type="float">
            <text:p>8292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9467" calcext:value-type="float">
            <text:p>15194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2411" calcext:value-type="float">
            <text:p>3524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5866" calcext:value-type="float">
            <text:p>6858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5651" calcext:value-type="float">
            <text:p>3756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6183" calcext:value-type="float">
            <text:p>4761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0756" calcext:value-type="float">
            <text:p>5907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1793" calcext:value-type="float">
            <text:p>5017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3702" calcext:value-type="float">
            <text:p>3837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574" calcext:value-type="float">
            <text:p>975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2267" calcext:value-type="float">
            <text:p>2122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7976" calcext:value-type="float">
            <text:p>3179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4514" calcext:value-type="float">
            <text:p>9945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7545" calcext:value-type="float">
            <text:p>1475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0792" calcext:value-type="float">
            <text:p>3707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97394" calcext:value-type="float">
            <text:p>30973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9555" calcext:value-type="float">
            <text:p>4895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11786" calcext:value-type="float">
            <text:p>23117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532" calcext:value-type="float">
            <text:p>915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3034" calcext:value-type="float">
            <text:p>5830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9348" calcext:value-type="float">
            <text:p>11193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69039" calcext:value-type="float">
            <text:p>8690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8507" calcext:value-type="float">
            <text:p>6685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6185" calcext:value-type="float">
            <text:p>9061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4120" calcext:value-type="float">
            <text:p>3141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82405" calcext:value-type="float">
            <text:p>9824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02717" calcext:value-type="float">
            <text:p>10027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80329" calcext:value-type="float">
            <text:p>19803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7762" calcext:value-type="float">
            <text:p>5177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88416" calcext:value-type="float">
            <text:p>9884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6526" calcext:value-type="float">
            <text:p>6065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51470" calcext:value-type="float">
            <text:p>8514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1623" calcext:value-type="float">
            <text:p>7716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3169" calcext:value-type="float">
            <text:p>5831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2044" calcext:value-type="float">
            <text:p>6820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9897" calcext:value-type="float">
            <text:p>2098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7654" calcext:value-type="float">
            <text:p>3976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445" calcext:value-type="float">
            <text:p>874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2592" calcext:value-type="float">
            <text:p>2125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2214" calcext:value-type="float">
            <text:p>1922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5391" calcext:value-type="float">
            <text:p>3053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597" calcext:value-type="float">
            <text:p>925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6073" calcext:value-type="float">
            <text:p>3260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31066" calcext:value-type="float">
            <text:p>12310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4620" calcext:value-type="float">
            <text:p>1746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0147" calcext:value-type="float">
            <text:p>4601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80735" calcext:value-type="float">
            <text:p>38807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2035" calcext:value-type="float">
            <text:p>6720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06215" calcext:value-type="float">
            <text:p>29062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216" calcext:value-type="float">
            <text:p>1122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7049" calcext:value-type="float">
            <text:p>6870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19630" calcext:value-type="float">
            <text:p>12196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2622" calcext:value-type="float">
            <text:p>9926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03708" calcext:value-type="float">
            <text:p>7037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7286" calcext:value-type="float">
            <text:p>10572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5098" calcext:value-type="float">
            <text:p>3150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55684" calcext:value-type="float">
            <text:p>11556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09801" calcext:value-type="float">
            <text:p>11098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9511" calcext:value-type="float">
            <text:p>23395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08002" calcext:value-type="float">
            <text:p>7080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50428" calcext:value-type="float">
            <text:p>13504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1305" calcext:value-type="float">
            <text:p>7913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11951" calcext:value-type="float">
            <text:p>17119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4201" calcext:value-type="float">
            <text:p>9642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8279" calcext:value-type="float">
            <text:p>6282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2012" calcext:value-type="float">
            <text:p>11820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5450" calcext:value-type="float">
            <text:p>4354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9113" calcext:value-type="float">
            <text:p>7491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0424" calcext:value-type="float">
            <text:p>1404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4215" calcext:value-type="float">
            <text:p>6042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4913" calcext:value-type="float">
            <text:p>6749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5881" calcext:value-type="float">
            <text:p>7758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9994" calcext:value-type="float">
            <text:p>3799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023" calcext:value-type="float">
            <text:p>1720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465" calcext:value-type="float">
            <text:p>524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8300" calcext:value-type="float">
            <text:p>3183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57351" calcext:value-type="float">
            <text:p>14573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353" calcext:value-type="float">
            <text:p>2173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7454" calcext:value-type="float">
            <text:p>5374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82759" calcext:value-type="float">
            <text:p>43827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6096" calcext:value-type="float">
            <text:p>9060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21951" calcext:value-type="float">
            <text:p>35219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5015" calcext:value-type="float">
            <text:p>1250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0894" calcext:value-type="float">
            <text:p>7808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25163" calcext:value-type="float">
            <text:p>12251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71361" calcext:value-type="float">
            <text:p>10713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05606" calcext:value-type="float">
            <text:p>7056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4109" calcext:value-type="float">
            <text:p>11841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0551" calcext:value-type="float">
            <text:p>3305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21011" calcext:value-type="float">
            <text:p>13210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58520" calcext:value-type="float">
            <text:p>12585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65260" calcext:value-type="float">
            <text:p>26652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6915" calcext:value-type="float">
            <text:p>7269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80637" calcext:value-type="float">
            <text:p>16806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27922" calcext:value-type="float">
            <text:p>8279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9891" calcext:value-type="float">
            <text:p>25398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6992" calcext:value-type="float">
            <text:p>9969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6915" calcext:value-type="float">
            <text:p>6269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1295" calcext:value-type="float">
            <text:p>17212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4471" calcext:value-type="float">
            <text:p>4844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4059" calcext:value-type="float">
            <text:p>11840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7748" calcext:value-type="float">
            <text:p>1877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18579" calcext:value-type="float">
            <text:p>8185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94020" calcext:value-type="float">
            <text:p>11940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4670" calcext:value-type="float">
            <text:p>10546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0247" calcext:value-type="float">
            <text:p>5602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9706" calcext:value-type="float">
            <text:p>4397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923" calcext:value-type="float">
            <text:p>909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4399" calcext:value-type="float">
            <text:p>3643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2014" calcext:value-type="float">
            <text:p>4420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941" calcext:value-type="float">
            <text:p>429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2993" calcext:value-type="float">
            <text:p>1229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6991" calcext:value-type="float">
            <text:p>3469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83085" calcext:value-type="float">
            <text:p>17830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6531" calcext:value-type="float">
            <text:p>2765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2700" calcext:value-type="float">
            <text:p>6227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82871" calcext:value-type="float">
            <text:p>50828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31116" calcext:value-type="float">
            <text:p>11311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82891" calcext:value-type="float">
            <text:p>42828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608" calcext:value-type="float">
            <text:p>1466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4943" calcext:value-type="float">
            <text:p>9349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2565" calcext:value-type="float">
            <text:p>15125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99750" calcext:value-type="float">
            <text:p>13997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5577" calcext:value-type="float">
            <text:p>9955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42180" calcext:value-type="float">
            <text:p>15421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2286" calcext:value-type="float">
            <text:p>3322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48690" calcext:value-type="float">
            <text:p>16486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42359" calcext:value-type="float">
            <text:p>15423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98062" calcext:value-type="float">
            <text:p>31980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9946" calcext:value-type="float">
            <text:p>9399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78301" calcext:value-type="float">
            <text:p>19783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31597" calcext:value-type="float">
            <text:p>11315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77871" calcext:value-type="float">
            <text:p>30778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62505" calcext:value-type="float">
            <text:p>12625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8936" calcext:value-type="float">
            <text:p>6489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68380" calcext:value-type="float">
            <text:p>21683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02525" calcext:value-type="float">
            <text:p>8025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36937" calcext:value-type="float">
            <text:p>16369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9493" calcext:value-type="float">
            <text:p>2694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91749" calcext:value-type="float">
            <text:p>15917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24615" calcext:value-type="float">
            <text:p>16246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5497" calcext:value-type="float">
            <text:p>13154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64694" calcext:value-type="float">
            <text:p>8646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0773" calcext:value-type="float">
            <text:p>7807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4768" calcext:value-type="float">
            <text:p>1747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6096" calcext:value-type="float">
            <text:p>9960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8457" calcext:value-type="float">
            <text:p>6184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266" calcext:value-type="float">
            <text:p>622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2402" calcext:value-type="float">
            <text:p>4524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80" calcext:value-type="float">
            <text:p>18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327" calcext:value-type="float">
            <text:p>1943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6530" calcext:value-type="float">
            <text:p>3765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8947" calcext:value-type="float">
            <text:p>22389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5506" calcext:value-type="float">
            <text:p>3455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6258" calcext:value-type="float">
            <text:p>7462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03174" calcext:value-type="float">
            <text:p>60031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44933" calcext:value-type="float">
            <text:p>14449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58113" calcext:value-type="float">
            <text:p>52581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8493" calcext:value-type="float">
            <text:p>1684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2390" calcext:value-type="float">
            <text:p>10423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55980" calcext:value-type="float">
            <text:p>16559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17949" calcext:value-type="float">
            <text:p>16179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51149" calcext:value-type="float">
            <text:p>11511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37353" calcext:value-type="float">
            <text:p>18373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2422" calcext:value-type="float">
            <text:p>3324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58635" calcext:value-type="float">
            <text:p>18586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67518" calcext:value-type="float">
            <text:p>17675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72329" calcext:value-type="float">
            <text:p>36723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8588" calcext:value-type="float">
            <text:p>11185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92404" calcext:value-type="float">
            <text:p>21924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89600" calcext:value-type="float">
            <text:p>12896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26352" calcext:value-type="float">
            <text:p>38263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3401" calcext:value-type="float">
            <text:p>15134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1086" calcext:value-type="float">
            <text:p>6610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79185" calcext:value-type="float">
            <text:p>26791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8211" calcext:value-type="float">
            <text:p>11282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93890" calcext:value-type="float">
            <text:p>20938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1422" calcext:value-type="float">
            <text:p>3914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5527" calcext:value-type="float">
            <text:p>22355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12297" calcext:value-type="float">
            <text:p>19122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93330" calcext:value-type="float">
            <text:p>16933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13398" calcext:value-type="float">
            <text:p>12133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0283" calcext:value-type="float">
            <text:p>13102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7704" calcext:value-type="float">
            <text:p>3177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28108" calcext:value-type="float">
            <text:p>14281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2794" calcext:value-type="float">
            <text:p>7627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355" calcext:value-type="float">
            <text:p>473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62656" calcext:value-type="float">
            <text:p>10626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3249" calcext:value-type="float">
            <text:p>4132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983" calcext:value-type="float">
            <text:p>1909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8600" calcext:value-type="float">
            <text:p>3486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2924" calcext:value-type="float">
            <text:p>1429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7232" calcext:value-type="float">
            <text:p>3572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8548" calcext:value-type="float">
            <text:p>885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2555" calcext:value-type="float">
            <text:p>625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1588" calcext:value-type="float">
            <text:p>4115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05346" calcext:value-type="float">
            <text:p>28053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8556" calcext:value-type="float">
            <text:p>4285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08420" calcext:value-type="float">
            <text:p>9084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268894" calcext:value-type="float">
            <text:p>72688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83669" calcext:value-type="float">
            <text:p>18836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02115" calcext:value-type="float">
            <text:p>63021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4735" calcext:value-type="float">
            <text:p>1847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8044" calcext:value-type="float">
            <text:p>11880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54184" calcext:value-type="float">
            <text:p>18541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93810" calcext:value-type="float">
            <text:p>18938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40316" calcext:value-type="float">
            <text:p>13403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16331" calcext:value-type="float">
            <text:p>22163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3641" calcext:value-type="float">
            <text:p>3436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47174" calcext:value-type="float">
            <text:p>21471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20616" calcext:value-type="float">
            <text:p>20206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57545" calcext:value-type="float">
            <text:p>41575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81625" calcext:value-type="float">
            <text:p>13816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16462" calcext:value-type="float">
            <text:p>25164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51270" calcext:value-type="float">
            <text:p>15512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21550" calcext:value-type="float">
            <text:p>48215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28697" calcext:value-type="float">
            <text:p>18286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4466" calcext:value-type="float">
            <text:p>6944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06665" calcext:value-type="float">
            <text:p>31066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1564" calcext:value-type="float">
            <text:p>13115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20982" calcext:value-type="float">
            <text:p>24209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8542" calcext:value-type="float">
            <text:p>5285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48710" calcext:value-type="float">
            <text:p>30487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1853" calcext:value-type="float">
            <text:p>22318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69042" calcext:value-type="float">
            <text:p>20690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85053" calcext:value-type="float">
            <text:p>14850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1394" calcext:value-type="float">
            <text:p>17513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3536" calcext:value-type="float">
            <text:p>4135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70495" calcext:value-type="float">
            <text:p>14704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8800" calcext:value-type="float">
            <text:p>9588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335" calcext:value-type="float">
            <text:p>423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66300" calcext:value-type="float">
            <text:p>10663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9700" calcext:value-type="float">
            <text:p>5397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9146" calcext:value-type="float">
            <text:p>3191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1570" calcext:value-type="float">
            <text:p>4015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3329" calcext:value-type="float">
            <text:p>2433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8103" calcext:value-type="float">
            <text:p>5181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1772" calcext:value-type="float">
            <text:p>1617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531" calcext:value-type="float">
            <text:p>925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6749" calcext:value-type="float">
            <text:p>2767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0572" calcext:value-type="float">
            <text:p>4305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66416" calcext:value-type="float">
            <text:p>33664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2610" calcext:value-type="float">
            <text:p>5426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4756" calcext:value-type="float">
            <text:p>11147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13614" calcext:value-type="float">
            <text:p>91136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7167" calcext:value-type="float">
            <text:p>25371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65111" calcext:value-type="float">
            <text:p>76651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2322" calcext:value-type="float">
            <text:p>2023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95346" calcext:value-type="float">
            <text:p>12953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61612" calcext:value-type="float">
            <text:p>20616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06287" calcext:value-type="float">
            <text:p>22062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15400" calcext:value-type="float">
            <text:p>15154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09121" calcext:value-type="float">
            <text:p>26091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5956" calcext:value-type="float">
            <text:p>3559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89905" calcext:value-type="float">
            <text:p>22899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84789" calcext:value-type="float">
            <text:p>21847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67121" calcext:value-type="float">
            <text:p>47671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56388" calcext:value-type="float">
            <text:p>16563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00876" calcext:value-type="float">
            <text:p>27008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97114" calcext:value-type="float">
            <text:p>17971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38591" calcext:value-type="float">
            <text:p>56385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38093" calcext:value-type="float">
            <text:p>21380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2371" calcext:value-type="float">
            <text:p>7423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93335" calcext:value-type="float">
            <text:p>32933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74449" calcext:value-type="float">
            <text:p>15744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10173" calcext:value-type="float">
            <text:p>28101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52619" calcext:value-type="float">
            <text:p>7526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96542" calcext:value-type="float">
            <text:p>38965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24771" calcext:value-type="float">
            <text:p>22247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3860" calcext:value-type="float">
            <text:p>23338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77549" calcext:value-type="float">
            <text:p>23775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75708" calcext:value-type="float">
            <text:p>20757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2765" calcext:value-type="float">
            <text:p>6727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90949" calcext:value-type="float">
            <text:p>16909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21119" calcext:value-type="float">
            <text:p>12211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1875" calcext:value-type="float">
            <text:p>818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92214" calcext:value-type="float">
            <text:p>11922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9024" calcext:value-type="float">
            <text:p>7990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77056" calcext:value-type="float">
            <text:p>5770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3888" calcext:value-type="float">
            <text:p>5838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6053" calcext:value-type="float">
            <text:p>3760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41990" calcext:value-type="float">
            <text:p>11419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5594" calcext:value-type="float">
            <text:p>3255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5965" calcext:value-type="float">
            <text:p>1459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3351" calcext:value-type="float">
            <text:p>3733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57155" calcext:value-type="float">
            <text:p>16571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/>
          <table:table-cell table:style-name="Default"/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3083" calcext:value-type="float">
            <text:p>4430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52356" calcext:value-type="float">
            <text:p>38523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4397" calcext:value-type="float">
            <text:p>6043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80631" calcext:value-type="float">
            <text:p>13806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385227" calcext:value-type="float">
            <text:p>103852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55900" calcext:value-type="float">
            <text:p>31559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20017" calcext:value-type="float">
            <text:p>87200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003" calcext:value-type="float">
            <text:p>2230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49661" calcext:value-type="float">
            <text:p>14496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09187" calcext:value-type="float">
            <text:p>23091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59123" calcext:value-type="float">
            <text:p>25591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83724" calcext:value-type="float">
            <text:p>16837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95832" calcext:value-type="float">
            <text:p>28958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2428" calcext:value-type="float">
            <text:p>3524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16630" calcext:value-type="float">
            <text:p>24166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7885" calcext:value-type="float">
            <text:p>23378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759394" calcext:value-type="float">
            <text:p>57593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98509" calcext:value-type="float">
            <text:p>17985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30390" calcext:value-type="float">
            <text:p>29303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90618" calcext:value-type="float">
            <text:p>17906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85280" calcext:value-type="float">
            <text:p>64852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48174" calcext:value-type="float">
            <text:p>23481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8014" calcext:value-type="float">
            <text:p>7680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4055" calcext:value-type="float">
            <text:p>34040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2204" calcext:value-type="float">
            <text:p>17522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68412" calcext:value-type="float">
            <text:p>36684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8470" calcext:value-type="float">
            <text:p>9684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63228" calcext:value-type="float">
            <text:p>46632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04021" calcext:value-type="float">
            <text:p>24040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32067" calcext:value-type="float">
            <text:p>26320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26861" calcext:value-type="float">
            <text:p>34268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87125" calcext:value-type="float">
            <text:p>23871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3389" calcext:value-type="float">
            <text:p>7833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69257" calcext:value-type="float">
            <text:p>17692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3701" calcext:value-type="float">
            <text:p>14637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407" calcext:value-type="float">
            <text:p>774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96372" calcext:value-type="float">
            <text:p>12963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39629" calcext:value-type="float">
            <text:p>9396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6872" calcext:value-type="float">
            <text:p>6468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6547" calcext:value-type="float">
            <text:p>6365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8889" calcext:value-type="float">
            <text:p>5488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56621" calcext:value-type="float">
            <text:p>13566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1866" calcext:value-type="float">
            <text:p>4318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402" calcext:value-type="float">
            <text:p>1944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9396" calcext:value-type="float">
            <text:p>4493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28283" calcext:value-type="float">
            <text:p>20282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0350" calcext:value-type="float">
            <text:p>3603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4162" calcext:value-type="float">
            <text:p>3341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5293" calcext:value-type="float">
            <text:p>4652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49614" calcext:value-type="float">
            <text:p>42496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7497" calcext:value-type="float">
            <text:p>6874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06903" calcext:value-type="float">
            <text:p>16069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2588066" calcext:value-type="float">
            <text:p>125880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41334" calcext:value-type="float">
            <text:p>40413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31350" calcext:value-type="float">
            <text:p>96313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8380" calcext:value-type="float">
            <text:p>2383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31526" calcext:value-type="float">
            <text:p>16315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21851" calcext:value-type="float">
            <text:p>24218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70276" calcext:value-type="float">
            <text:p>31702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38765" calcext:value-type="float">
            <text:p>17387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08506" calcext:value-type="float">
            <text:p>29085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9611" calcext:value-type="float">
            <text:p>3596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4589" calcext:value-type="float">
            <text:p>26145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16556" calcext:value-type="float">
            <text:p>26165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46697" calcext:value-type="float">
            <text:p>66466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01593" calcext:value-type="float">
            <text:p>21015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38503" calcext:value-type="float">
            <text:p>32385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09821" calcext:value-type="float">
            <text:p>20098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30654" calcext:value-type="float">
            <text:p>76306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46248" calcext:value-type="float">
            <text:p>26462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7423" calcext:value-type="float">
            <text:p>7974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29367" calcext:value-type="float">
            <text:p>36293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54482" calcext:value-type="float">
            <text:p>18544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42325" calcext:value-type="float">
            <text:p>48423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8211" calcext:value-type="float">
            <text:p>14682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24715" calcext:value-type="float">
            <text:p>58247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470939" calcext:value-type="float">
            <text:p>247093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39006" calcext:value-type="float">
            <text:p>29390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77251" calcext:value-type="float">
            <text:p>56772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63953" calcext:value-type="float">
            <text:p>25639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3786" calcext:value-type="float">
            <text:p>9537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80999" calcext:value-type="float">
            <text:p>18809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29205" calcext:value-type="float">
            <text:p>17292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058" calcext:value-type="float">
            <text:p>910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77963" calcext:value-type="float">
            <text:p>13779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35791" calcext:value-type="float">
            <text:p>10357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0845" calcext:value-type="float">
            <text:p>68084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2849" calcext:value-type="float">
            <text:p>6928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7606" calcext:value-type="float">
            <text:p>5376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63396" calcext:value-type="float">
            <text:p>15633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5032" calcext:value-type="float">
            <text:p>4450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5565" calcext:value-type="float">
            <text:p>2255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7847" calcext:value-type="float">
            <text:p>5078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96040" calcext:value-type="float">
            <text:p>23960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3317" calcext:value-type="float">
            <text:p>4233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5573" calcext:value-type="float">
            <text:p>4355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1524" calcext:value-type="float">
            <text:p>4915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16721" calcext:value-type="float">
            <text:p>43167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13346" calcext:value-type="float">
            <text:p>7133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09242" calcext:value-type="float">
            <text:p>17092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479142" calcext:value-type="float">
            <text:p>134791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60165" calcext:value-type="float">
            <text:p>41601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00180" calcext:value-type="float">
            <text:p>99001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6505" calcext:value-type="float">
            <text:p>2665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21244" calcext:value-type="float">
            <text:p>18212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77773" calcext:value-type="float">
            <text:p>26777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71623" calcext:value-type="float">
            <text:p>35716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99804" calcext:value-type="float">
            <text:p>18998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23723" calcext:value-type="float">
            <text:p>31237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9231" calcext:value-type="float">
            <text:p>3592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45627" calcext:value-type="float">
            <text:p>28456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15841" calcext:value-type="float">
            <text:p>29158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07612" calcext:value-type="float">
            <text:p>69076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63880" calcext:value-type="float">
            <text:p>23638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27796" calcext:value-type="float">
            <text:p>34277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83796" calcext:value-type="float">
            <text:p>21837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97241" calcext:value-type="float">
            <text:p>78972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32961" calcext:value-type="float">
            <text:p>28329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47226" calcext:value-type="float">
            <text:p>8472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84664" calcext:value-type="float">
            <text:p>37846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9387" calcext:value-type="float">
            <text:p>19493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56106" calcext:value-type="float">
            <text:p>52561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97414" calcext:value-type="float">
            <text:p>18974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14824" calcext:value-type="float">
            <text:p>64148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8268" calcext:value-type="float">
            <text:p>25382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37587" calcext:value-type="float">
            <text:p>31375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07387" calcext:value-type="float">
            <text:p>69073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92300" calcext:value-type="float">
            <text:p>27923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89684" calcext:value-type="float">
            <text:p>10896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01028" calcext:value-type="float">
            <text:p>18010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1974" calcext:value-type="float">
            <text:p>19019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0247" calcext:value-type="float">
            <text:p>1102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15834" calcext:value-type="float">
            <text:p>13158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3296" calcext:value-type="float">
            <text:p>11232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1935" calcext:value-type="float">
            <text:p>6419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42961" calcext:value-type="float">
            <text:p>6429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9456" calcext:value-type="float">
            <text:p>5594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36191" calcext:value-type="float">
            <text:p>17361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24873" calcext:value-type="float">
            <text:p>5248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0742" calcext:value-type="float">
            <text:p>2507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50310" calcext:value-type="float">
            <text:p>5503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36434" calcext:value-type="float">
            <text:p>23364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1818" calcext:value-type="float">
            <text:p>5318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9261" calcext:value-type="float">
            <text:p>4992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3242" calcext:value-type="float">
            <text:p>53324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90514" calcext:value-type="float">
            <text:p>46905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1896" calcext:value-type="float">
            <text:p>7918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07280" calcext:value-type="float">
            <text:p>20072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830192" calcext:value-type="float">
            <text:p>148301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35329" calcext:value-type="float">
            <text:p>48353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498012" calcext:value-type="float">
            <text:p>104980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8085" calcext:value-type="float">
            <text:p>3180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43001" calcext:value-type="float">
            <text:p>23430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18680" calcext:value-type="float">
            <text:p>331868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61929" calcext:value-type="float">
            <text:p>40619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17027" calcext:value-type="float">
            <text:p>21170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44578" calcext:value-type="float">
            <text:p>34445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77747" calcext:value-type="float">
            <text:p>3777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44806" calcext:value-type="float">
            <text:p>29448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91718" calcext:value-type="float">
            <text:p>32917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946627" calcext:value-type="float">
            <text:p>79466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83516" calcext:value-type="float">
            <text:p>26835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34224" calcext:value-type="float">
            <text:p>39342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914" calcext:value-type="float">
            <text:p>21789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712176" calcext:value-type="float">
            <text:p>87121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61743" calcext:value-type="float">
            <text:p>30617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13774" calcext:value-type="float">
            <text:p>9137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54653" calcext:value-type="float">
            <text:p>39546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9511" calcext:value-type="float">
            <text:p>19095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71766" calcext:value-type="float">
            <text:p>63717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71305" calcext:value-type="float">
            <text:p>27713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711194" calcext:value-type="float">
            <text:p>77111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21073" calcext:value-type="float">
            <text:p>26210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34575" calcext:value-type="float">
            <text:p>34345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86223" calcext:value-type="float">
            <text:p>105862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82483" calcext:value-type="float">
            <text:p>29824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21341" calcext:value-type="float">
            <text:p>15213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05299" calcext:value-type="float">
            <text:p>19052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05552" calcext:value-type="float">
            <text:p>20055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0083" calcext:value-type="float">
            <text:p>1600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25510" calcext:value-type="float">
            <text:p>13255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25089" calcext:value-type="float">
            <text:p>13250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9636" calcext:value-type="float">
            <text:p>61963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52740" calcext:value-type="float">
            <text:p>6527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1024" calcext:value-type="float">
            <text:p>5910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78963" calcext:value-type="float">
            <text:p>23789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8637" calcext:value-type="float">
            <text:p>5886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0529" calcext:value-type="float">
            <text:p>2905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8862" calcext:value-type="float">
            <text:p>6888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33351" calcext:value-type="float">
            <text:p>22333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1187" calcext:value-type="float">
            <text:p>6811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49587" calcext:value-type="float">
            <text:p>7495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6921" calcext:value-type="float">
            <text:p>6069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48578" calcext:value-type="float">
            <text:p>51485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59488" calcext:value-type="float">
            <text:p>8594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35234" calcext:value-type="float">
            <text:p>25352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6782304" calcext:value-type="float">
            <text:p>167823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066782" calcext:value-type="float">
            <text:p>60667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319366" calcext:value-type="float">
            <text:p>113193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6292" calcext:value-type="float">
            <text:p>4462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00689" calcext:value-type="float">
            <text:p>31006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66949" calcext:value-type="float">
            <text:p>39669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56155" calcext:value-type="float">
            <text:p>45561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82594" calcext:value-type="float">
            <text:p>23825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43116" calcext:value-type="float">
            <text:p>39431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9881" calcext:value-type="float">
            <text:p>3898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38156" calcext:value-type="float">
            <text:p>30381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567089" calcext:value-type="float">
            <text:p>35670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06397" calcext:value-type="float">
            <text:p>97063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57022" calcext:value-type="float">
            <text:p>325702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62498" calcext:value-type="float">
            <text:p>466249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141" calcext:value-type="float">
            <text:p>217814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081158" calcext:value-type="float">
            <text:p>100811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66740" calcext:value-type="float">
            <text:p>32667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9265" calcext:value-type="float">
            <text:p>9692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319813" calcext:value-type="float">
            <text:p>43198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86272" calcext:value-type="float">
            <text:p>17862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23194" calcext:value-type="float">
            <text:p>78231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51560" calcext:value-type="float">
            <text:p>49515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79677" calcext:value-type="float">
            <text:p>95796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57537" calcext:value-type="float">
            <text:p>27575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51777" calcext:value-type="float">
            <text:p>39517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717204" calcext:value-type="float">
            <text:p>157172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13864" calcext:value-type="float">
            <text:p>34138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68687" calcext:value-type="float">
            <text:p>17686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178611" calcext:value-type="float">
            <text:p>21786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60421" calcext:value-type="float">
            <text:p>18604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5278" calcext:value-type="float">
            <text:p>2852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11330" calcext:value-type="float">
            <text:p>14113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3947" calcext:value-type="float">
            <text:p>175394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2446" calcext:value-type="float">
            <text:p>6324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80514" calcext:value-type="float">
            <text:p>6805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4767" calcext:value-type="float">
            <text:p>6747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53214" calcext:value-type="float">
            <text:p>285321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7191" calcext:value-type="float">
            <text:p>6671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0066" calcext:value-type="float">
            <text:p>3300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90627" calcext:value-type="float">
            <text:p>8906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28284" calcext:value-type="float">
            <text:p>23282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51023" calcext:value-type="float">
            <text:p>9510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02161" calcext:value-type="float">
            <text:p>13021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6167" calcext:value-type="float">
            <text:p>2261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32772" calcext:value-type="float">
            <text:p>6327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7681" calcext:value-type="float">
            <text:p>73768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689170" calcext:value-type="float">
            <text:p>56891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46725" calcext:value-type="float">
            <text:p>9467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31709" calcext:value-type="float">
            <text:p>30317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8236967" calcext:value-type="float">
            <text:p>182369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168164" calcext:value-type="float">
            <text:p>71681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793909" calcext:value-type="float">
            <text:p>117939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8104" calcext:value-type="float">
            <text:p>5481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22399" calcext:value-type="float">
            <text:p>39223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48494" calcext:value-type="float">
            <text:p>46484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082059" calcext:value-type="float">
            <text:p>50820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90516" calcext:value-type="float">
            <text:p>25905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89575" calcext:value-type="float">
            <text:p>45895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4330" calcext:value-type="float">
            <text:p>4443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218706" calcext:value-type="float">
            <text:p>32187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923687" calcext:value-type="float">
            <text:p>39236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652017" calcext:value-type="float">
            <text:p>106520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41306" calcext:value-type="float">
            <text:p>364130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93669" calcext:value-type="float">
            <text:p>51936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16912" calcext:value-type="float">
            <text:p>22169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13976" calcext:value-type="float">
            <text:p>111139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44165" calcext:value-type="float">
            <text:p>34441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92048" calcext:value-type="float">
            <text:p>9920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76501" calcext:value-type="float">
            <text:p>467650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23295" calcext:value-type="float">
            <text:p>19232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875083" calcext:value-type="float">
            <text:p>88750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789443" calcext:value-type="float">
            <text:p>67894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196730" calcext:value-type="float">
            <text:p>111967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24376" calcext:value-type="float">
            <text:p>28243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417731" calcext:value-type="float">
            <text:p>441773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953134" calcext:value-type="float">
            <text:p>1995313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04971" calcext:value-type="float">
            <text:p>38049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091385" calcext:value-type="float">
            <text:p>20913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46578" calcext:value-type="float">
            <text:p>22465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44237" calcext:value-type="float">
            <text:p>17442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88738" calcext:value-type="float">
            <text:p>4887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83493" calcext:value-type="float">
            <text:p>14834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07259" calcext:value-type="float">
            <text:p>22072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17761" calcext:value-type="float">
            <text:p>6177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65507" calcext:value-type="float">
            <text:p>6655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4409" calcext:value-type="float">
            <text:p>69440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409169" calcext:value-type="float">
            <text:p>34091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12567" calcext:value-type="float">
            <text:p>7125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32416" calcext:value-type="float">
            <text:p>3324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59273" calcext:value-type="float">
            <text:p>10592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59229" calcext:value-type="float">
            <text:p>25592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16000" calcext:value-type="float">
            <text:p>10160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70900" calcext:value-type="float">
            <text:p>17709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0382" calcext:value-type="float">
            <text:p>3003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68561" calcext:value-type="float">
            <text:p>7685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0610" calcext:value-type="float">
            <text:p>9206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737037" calcext:value-type="float">
            <text:p>57370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47154" calcext:value-type="float">
            <text:p>9471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07576" calcext:value-type="float">
            <text:p>31075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7558072" calcext:value-type="float">
            <text:p>1755807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364823" calcext:value-type="float">
            <text:p>73648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863895" calcext:value-type="float">
            <text:p>118638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94338" calcext:value-type="float">
            <text:p>5943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16975" calcext:value-type="float">
            <text:p>42169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346818" calcext:value-type="float">
            <text:p>53468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881766" calcext:value-type="float">
            <text:p>588176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121820" calcext:value-type="float">
            <text:p>31218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63105" calcext:value-type="float">
            <text:p>54631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11456" calcext:value-type="float">
            <text:p>5114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660777" calcext:value-type="float">
            <text:p>36607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591120" calcext:value-type="float">
            <text:p>45911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0797630" calcext:value-type="float">
            <text:p>1079763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205900" calcext:value-type="float">
            <text:p>42059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5490224" calcext:value-type="float">
            <text:p>54902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520638" calcext:value-type="float">
            <text:p>252063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426518" calcext:value-type="float">
            <text:p>114265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893888" calcext:value-type="float">
            <text:p>38938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124660" calcext:value-type="float">
            <text:p>11246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916686" calcext:value-type="float">
            <text:p>49166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286435" calcext:value-type="float">
            <text:p>22864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262078" calcext:value-type="float">
            <text:p>92620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746324" calcext:value-type="float">
            <text:p>97463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229191" calcext:value-type="float">
            <text:p>142291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913808" calcext:value-type="float">
            <text:p>291380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705767" calcext:value-type="float">
            <text:p>470576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667902" calcext:value-type="float">
            <text:p>236679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75970" calcext:value-type="float">
            <text:p>40759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633105" calcext:value-type="float">
            <text:p>263310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363679" calcext:value-type="float">
            <text:p>23636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949644" calcext:value-type="float">
            <text:p>19496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800493" calcext:value-type="float">
            <text:p>8004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569825" calcext:value-type="float">
            <text:p>15698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889964" calcext:value-type="float">
            <text:p>28899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52717" calcext:value-type="float">
            <text:p>65271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690768" calcext:value-type="float">
            <text:p>6907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786690" calcext:value-type="float">
            <text:p>7866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132156" calcext:value-type="float">
            <text:p>41321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43935" calcext:value-type="float">
            <text:p>94393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69557" calcext:value-type="float">
            <text:p>4695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461037" calcext:value-type="float">
            <text:p>14610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3025290" calcext:value-type="float">
            <text:p>30252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1302894" calcext:value-type="float">
            <text:p>13028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2718215" calcext:value-type="float">
            <text:p>27182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401851" calcext:value-type="float">
            <text:p>40185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5" office:value-type="float" office:value="964691" calcext:value-type="float">
            <text:p>96469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09252" calcext:value-type="float">
            <text:p>110925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016425" calcext:value-type="float">
            <text:p>60164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03464" calcext:value-type="float">
            <text:p>100346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287116" calcext:value-type="float">
            <text:p>32871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990455" calcext:value-type="float">
            <text:p>179904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730188" calcext:value-type="float">
            <text:p>77301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881643" calcext:value-type="float">
            <text:p>118816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66168" calcext:value-type="float">
            <text:p>6661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781468" calcext:value-type="float">
            <text:p>478146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187358" calcext:value-type="float">
            <text:p>61873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628637" calcext:value-type="float">
            <text:p>66286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86703" calcext:value-type="float">
            <text:p>348670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478216" calcext:value-type="float">
            <text:p>64782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62758" calcext:value-type="float">
            <text:p>5627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685296" calcext:value-type="float">
            <text:p>368529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877185" calcext:value-type="float">
            <text:p>48771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847115" calcext:value-type="float">
            <text:p>108471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219973" calcext:value-type="float">
            <text:p>42199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544159" calcext:value-type="float">
            <text:p>55441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573216" calcext:value-type="float">
            <text:p>25732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430602" calcext:value-type="float">
            <text:p>114306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040587" calcext:value-type="float">
            <text:p>40405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27928" calcext:value-type="float">
            <text:p>12279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117073" calcext:value-type="float">
            <text:p>511707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350725" calcext:value-type="float">
            <text:p>23507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9295297" calcext:value-type="float">
            <text:p>92952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937926" calcext:value-type="float">
            <text:p>129379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6986510" calcext:value-type="float">
            <text:p>1698651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776755" calcext:value-type="float">
            <text:p>277675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891769" calcext:value-type="float">
            <text:p>48917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9760021" calcext:value-type="float">
            <text:p>297600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375099" calcext:value-type="float">
            <text:p>43750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842321" calcext:value-type="float">
            <text:p>28423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477574" calcext:value-type="float">
            <text:p>24775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93477" calcext:value-type="float">
            <text:p>17934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01833" calcext:value-type="float">
            <text:p>120183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578385" calcext:value-type="float">
            <text:p>15783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294394" calcext:value-type="float">
            <text:p>32943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38800" calcext:value-type="float">
            <text:p>6388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96004" calcext:value-type="float">
            <text:p>69600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99065" calcext:value-type="float">
            <text:p>7990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866692" calcext:value-type="float">
            <text:p>48666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06749" calcext:value-type="float">
            <text:p>10067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53588" calcext:value-type="float">
            <text:p>45358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22850" calcext:value-type="float">
            <text:p>17228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145585" calcext:value-type="float">
            <text:p>31455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515069" calcext:value-type="float">
            <text:p>15150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665228" calcext:value-type="float">
            <text:p>366522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50043" calcext:value-type="float">
            <text:p>55004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08229" calcext:value-type="float">
            <text:p>11082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35786" calcext:value-type="float">
            <text:p>12357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349097" calcext:value-type="float">
            <text:p>63490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048319" calcext:value-type="float">
            <text:p>104831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05565" calcext:value-type="float">
            <text:p>340556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8976457" calcext:value-type="float">
            <text:p>189764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8414350" calcext:value-type="float">
            <text:p>841435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281054" calcext:value-type="float">
            <text:p>122810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83600" calcext:value-type="float">
            <text:p>7836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296486" calcext:value-type="float">
            <text:p>529648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078515" calcext:value-type="float">
            <text:p>70785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8049313" calcext:value-type="float">
            <text:p>804931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012012" calcext:value-type="float">
            <text:p>401201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8186453" calcext:value-type="float">
            <text:p>81864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08827" calcext:value-type="float">
            <text:p>6088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041769" calcext:value-type="float">
            <text:p>40417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689283" calcext:value-type="float">
            <text:p>568928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1353140" calcext:value-type="float">
            <text:p>113531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468976" calcext:value-type="float">
            <text:p>44689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080485" calcext:value-type="float">
            <text:p>60804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844658" calcext:value-type="float">
            <text:p>28446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419293" calcext:value-type="float">
            <text:p>1241929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447100" calcext:value-type="float">
            <text:p>44471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74923" calcext:value-type="float">
            <text:p>12749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595211" calcext:value-type="float">
            <text:p>559521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673400" calcext:value-type="float">
            <text:p>26734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9938444" calcext:value-type="float">
            <text:p>99384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5982378" calcext:value-type="float">
            <text:p>159823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0851820" calcext:value-type="float">
            <text:p>2085182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926324" calcext:value-type="float">
            <text:p>292632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363675" calcext:value-type="float">
            <text:p>536367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3871648" calcext:value-type="float">
            <text:p>3387164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919479" calcext:value-type="float">
            <text:p>491947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21399" calcext:value-type="float">
            <text:p>34213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688418" calcext:value-type="float">
            <text:p>268841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808344" calcext:value-type="float">
            <text:p>18083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998257" calcext:value-type="float">
            <text:p>19982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711263" calcext:value-type="float">
            <text:p>171126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301261" calcext:value-type="float">
            <text:p>43012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42200" calcext:value-type="float">
            <text:p>64220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754844" calcext:value-type="float">
            <text:p>75484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902195" calcext:value-type="float">
            <text:p>9021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894121" calcext:value-type="float">
            <text:p>58941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93953" calcext:value-type="float">
            <text:p>129395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493782" calcext:value-type="float">
            <text:p>4937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2233169" calcext:value-type="float">
            <text:p>22331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3450654" calcext:value-type="float">
            <text:p>34506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819046" calcext:value-type="float">
            <text:p>18190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5130632" calcext:value-type="float">
            <text:p>51306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626932" calcext:value-type="float">
            <text:p>62693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table:style-name="ce11" office:value-type="float" office:value="1211537" calcext:value-type="float">
            <text:p>121153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table:number-columns-repeated="6"/>
          <table:table-cell table:style-name="ce4"/>
          <table:table-cell table:number-columns-repeated="988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371246" calcext:value-type="float">
            <text:p>137124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976597" calcext:value-type="float">
            <text:p>697659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56161" calcext:value-type="float">
            <text:p>10561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563077" calcext:value-type="float">
            <text:p>356307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9440469" calcext:value-type="float">
            <text:p>1944046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8936574" calcext:value-type="float">
            <text:p>893657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2820878" calcext:value-type="float">
            <text:p>1282087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982895" calcext:value-type="float">
            <text:p>9828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083116" calcext:value-type="float">
            <text:p>608311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8626207" calcext:value-type="float">
            <text:p>862620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611862" calcext:value-type="float">
            <text:p>1061186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210095" calcext:value-type="float">
            <text:p>52100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736059" calcext:value-type="float">
            <text:p>107360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28061" calcext:value-type="float">
            <text:p>62806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499692" calcext:value-type="float">
            <text:p>449969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897576" calcext:value-type="float">
            <text:p>689757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1747694" calcext:value-type="float">
            <text:p>117476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645184" calcext:value-type="float">
            <text:p>464518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745354" calcext:value-type="float">
            <text:p>67453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issippi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989260" calcext:value-type="float">
            <text:p>298926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2659682" calcext:value-type="float">
            <text:p>1265968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908621" calcext:value-type="float">
            <text:p>49086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345790" calcext:value-type="float">
            <text:p>134579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6169270" calcext:value-type="float">
            <text:p>61692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038999" calcext:value-type="float">
            <text:p>303899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045029" calcext:value-type="float">
            <text:p>1004502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1992985" calcext:value-type="float">
            <text:p>2199298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9472295" calcext:value-type="float">
            <text:p>294722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179849" calcext:value-type="float">
            <text:p>317984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851754" calcext:value-type="float">
            <text:p>585175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9937489" calcext:value-type="float">
            <text:p>399374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700671" calcext:value-type="float">
            <text:p>570067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4301089" calcext:value-type="float">
            <text:p>430108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910357" calcext:value-type="float">
            <text:p>291035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778070" calcext:value-type="float">
            <text:p>17780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139658" calcext:value-type="float">
            <text:p>3139658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952570" calcext:value-type="float">
            <text:p>195257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845526" calcext:value-type="float">
            <text:p>584552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orth Dakot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61723" calcext:value-type="float">
            <text:p>761723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South Dakot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903027" calcext:value-type="float">
            <text:p>90302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Monta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086759" calcext:value-type="float">
            <text:p>1086759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797095" calcext:value-type="float">
            <text:p>779709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Idah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826156" calcext:value-type="float">
            <text:p>1826156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567025" calcext:value-type="float">
            <text:p>56702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282115" calcext:value-type="float">
            <text:p>3282115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3954821" calcext:value-type="float">
            <text:p>3954821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2096640" calcext:value-type="float">
            <text:p>2096640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378494" calcext:value-type="float">
            <text:p>7378494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Alaska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734002" calcext:value-type="float">
            <text:p>734002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{census_year: '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', state: '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', state_name: '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', population: </text:p>
          </table:table-cell>
          <table:table-cell office:value-type="float" office:value="1412687" calcext:value-type="float">
            <text:p>1412687</text:p>
          </table:table-cell>
          <table:table-cell office:value-type="string" calcext:value-type="string">
            <text:p>},</text:p>
          </table:table-cell>
          <table:table-cell table:number-columns-repeated="986"/>
        </table:table-row>
        <table:table-row table:style-name="ro1" table:number-rows-repeated="1047617">
          <table:table-cell table:number-columns-repeated="995"/>
        </table:table-row>
        <table:table-row table:style-name="ro2" table:number-rows-repeated="51">
          <table:table-cell table:number-columns-repeated="995"/>
        </table:table-row>
        <table:table-row table:style-name="ro2"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number:number number:decimal-places="2" loext:min-decimal-places="2" number:min-integer-digits="1"/>
    </number:number-style>
    <number:number-style style:name="N147">
      <style:text-properties fo:color="#ff0000"/>
      <number:text>-</number:text>
      <number:number number:decimal-places="2" loext:min-decimal-places="2" number:min-integer-digits="1"/>
      <style:map style:condition="value()&gt;=0" style:apply-style-name="N147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/00/0000</text:date>, <text:time style:data-style-name="N2" text:time-value="17:45:40.1279647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1:53:39.973089788</meta:creation-date>
    <dc:date>2020-01-29T17:49:32.224646318</dc:date>
    <meta:editing-duration>PT3H9M32S</meta:editing-duration>
    <meta:editing-cycles>80</meta:editing-cycles>
    <meta:generator>LibreOffice/6.0.7.3$Linux_X86_64 LibreOffice_project/00m0$Build-3</meta:generator>
    <meta:document-statistic meta:table-count="1" meta:cell-count="7965" meta:object-count="0"/>
  </office:meta>
</office:document-meta>
</file>